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7fa5" officeooo:paragraph-rsid="000c7fa5"/>
    </style:style>
    <style:style style:name="P2" style:family="paragraph" style:parent-style-name="Text_20_body">
      <style:text-properties fo:font-weight="normal" officeooo:rsid="000e8c2e" officeooo:paragraph-rsid="000e8c2e" style:font-weight-asian="normal" style:font-weight-complex="normal"/>
    </style:style>
    <style:style style:name="P3" style:family="paragraph" style:parent-style-name="Text_20_body" style:list-style-name="L1">
      <style:text-properties fo:font-weight="normal" officeooo:rsid="000e8c2e" officeooo:paragraph-rsid="000e8c2e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0f5155" officeooo:paragraph-rsid="000f5155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fb061" officeooo:paragraph-rsid="000fb061" style:font-weight-asian="normal" style:font-weight-complex="normal"/>
    </style:style>
    <style:style style:name="P6" style:family="paragraph" style:parent-style-name="Text_20_body">
      <style:text-properties fo:font-weight="normal" officeooo:rsid="00121f56" officeooo:paragraph-rsid="00121f56" style:font-weight-asian="normal" style:font-weight-complex="normal"/>
    </style:style>
    <style:style style:name="P7" style:family="paragraph" style:parent-style-name="Text_20_body">
      <style:text-properties fo:font-weight="normal" officeooo:rsid="00138d98" officeooo:paragraph-rsid="00138d98" style:font-weight-asian="normal" style:font-weight-complex="normal"/>
    </style:style>
    <style:style style:name="P8" style:family="paragraph" style:parent-style-name="Text_20_body">
      <style:text-properties fo:font-weight="bold" officeooo:rsid="000e029d" officeooo:paragraph-rsid="000e029d" style:font-weight-asian="bold" style:font-weight-complex="bold"/>
    </style:style>
    <style:style style:name="P9" style:family="paragraph" style:parent-style-name="Text_20_body">
      <style:text-properties fo:font-weight="bold" officeooo:rsid="00138d98" officeooo:paragraph-rsid="00138d98" style:font-weight-asian="bold" style:font-weight-complex="bold"/>
    </style:style>
    <style:style style:name="P10" style:family="paragraph" style:parent-style-name="Text_20_body">
      <style:text-properties officeooo:rsid="000e029d" officeooo:paragraph-rsid="000e029d"/>
    </style:style>
    <style:style style:name="T1" style:family="text">
      <style:text-properties officeooo:rsid="000c7fa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AP Script</text:h>
      <text:p text:style-name="Text_20_body">O SAP Sript podem ser acessados na transação SE71, <text:span text:style-name="T1">De um nome ao projeto clique em criar, ele exibirá uma mensagem de erro.</text:span></text:p>
      <text:p text:style-name="P1">Dentr do documento, o botão <text:span text:style-name="T2">Ir para</text:span> poderá lever a outras partes do documento.</text:p>
      <text:p text:style-name="P1">Na sessão paginas são indicadas as paginas do documento, em <text:span text:style-name="T2">Processar</text:span> &gt; <text:span text:style-name="T2">Criar elemento</text:span></text:p>
      <text:p text:style-name="P2">O SAP Script é divido nas sequintes abas.</text:p>
      <text:list text:style-name="L1">
        <text:list-item>
          <text:p text:style-name="P3">Paginas para definção das paginas.</text:p>
        </text:list-item>
        <text:list-item>
          <text:p text:style-name="P4">Dentro de cada pagina é definido uma <text:span text:style-name="T2">janela.</text:span></text:p>
        </text:list-item>
        <text:list-item>
          <text:p text:style-name="P5">Formatos de paragráfo.</text:p>
        </text:list-item>
        <text:list-item>
          <text:p text:style-name="P5">Formato de charateres.</text:p>
        </text:list-item>
      </text:list>
      <text:p text:style-name="P6">O principal problema do SAP script é alinha as janelas as paginas assim criando padronizações de Layout</text:p>
      <text:p text:style-name="P9">Criando Variáveis Dentro do SAP SCRIPT</text:p>
      <text:p text:style-name="P7">Primeiro é importante pautar qual a diferença entre uma Main Windows (Janela Principal) e uma Variable Window (Janela de Variáveis)</text:p>
      <text:p text:style-name="P7">Main Widow é um conteudo que irá fluir em todas as paginas ou seja é como se fosse o corpo do texto.</text:p>
      <text:p text:style-name="P7">Variable Window são janelas que mudam de countudo confome a pagina e são constantemente repocessadas.<text:tab/></text:p>
      <text:p text:style-name="P8">Chamando um SAPScript dentro do ABAP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3:57:52.825000000</meta:creation-date>
    <dc:date>2023-06-15T17:53:52.597000000</dc:date>
    <meta:editing-duration>PT4H40M54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170" meta:character-count="974" meta:non-whitespace-character-count="822"/>
  </office:meta>
</office:document-meta>
</file>